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objectwithoutfill">
      <style:graphic-properties svg:stroke-color="#000000" draw:fill="gradient" draw:textarea-vertical-align="middle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46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47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64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67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88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39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8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5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6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8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onnector draw:style-name="gr82" draw:text-style-name="P24" draw:layer="layout" draw:type="line" svg:x1="17.206cm" svg:y1="5.347cm" svg:x2="17.206cm" svg:y2="15.374cm" draw:start-shape="id29" draw:start-glue-point="2" draw:end-shape="id30" draw:end-glue-point="0" svg:d="M17206 5347v10027" svg:viewBox="0 0 1 10028">
          <text:p/>
        </draw:connector>
        <draw:line draw:style-name="gr3" draw:text-style-name="P5" draw:layer="layout" svg:x1="14.881cm" svg:y1="3.334cm" svg:x2="14.885cm" svg:y2="17.573cm">
          <text:p/>
        </draw:line>
        <draw:custom-shape draw:style-name="gr83" draw:text-style-name="P20" xml:id="id31" draw:id="id31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33" draw:id="id33" draw:layer="layout" svg:width="3.251cm" svg:height="1.473cm" svg:x="6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" draw:layer="layout" svg:width="1.937cm" svg:height="0.642cm" svg:x="7.4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draw:layer="layout" svg:width="1.912cm" svg:height="0.642cm" svg:x="20.2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35" draw:id="id3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</text:span></text:p>
            </text:list-item>
            <text:list-item>
              <text:p text:style-name="P22"><text:span text:style-name="T6">(</text:span><text:span text:style-name="T7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32" draw:id="id32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34" draw:id="id34" draw:layer="layout" svg:width="3.251cm" svg:height="1.473cm" svg:x="6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xml:id="id36" draw:id="id3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</text:list>
          <text:list text:style-name="L3">
            <text:list-item>
              <text:p text:style-name="P3"><text:span text:style-name="T6">Requesting Party</text:span></text:p>
            </text:list-item>
            <text:list-item>
              <text:p text:style-name="P3"><text:span text:style-name="T6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draw:layer="layout" draw:type="line" svg:x1="4.502cm" svg:y1="5.345cm" svg:x2="4.502cm" svg:y2="15.372cm" draw:start-shape="id31" draw:start-glue-point="2" draw:end-shape="id32" draw:end-glue-point="0" svg:d="M4502 5345v10027" svg:viewBox="0 0 1 10028">
          <text:p/>
        </draw:connector>
        <draw:connector draw:style-name="gr72" draw:text-style-name="P24" draw:layer="layout" draw:type="line" svg:x1="8.502cm" svg:y1="5.345cm" svg:x2="8.502cm" svg:y2="15.372cm" draw:start-shape="id33" draw:start-glue-point="2" draw:end-shape="id34" draw:end-glue-point="0" svg:d="M8502 5345v10027" svg:viewBox="0 0 1 10028">
          <text:p/>
        </draw:connector>
        <draw:connector draw:style-name="gr72" draw:text-style-name="P24" draw:layer="layout" draw:type="line" svg:x1="21.205cm" svg:y1="5.343cm" svg:x2="21.205cm" svg:y2="15.37cm" svg:d="M212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35" draw:start-glue-point="2" draw:end-shape="id36" draw:end-glue-point="0" svg:d="M25206 5347v10027" svg:viewBox="0 0 1 10028">
          <text:p/>
        </draw:connector>
        <draw:connector draw:style-name="gr73" draw:text-style-name="P24" draw:layer="layout" draw:type="line" svg:x1="25.206cm" svg:y1="6.35cm" svg:x2="21.193cm" svg:y2="6.35cm" svg:d="M25206 6350h-4013" svg:viewBox="0 0 4014 1">
          <text:p/>
        </draw:connector>
        <draw:connector draw:style-name="gr73" draw:text-style-name="P24" draw:layer="layout" draw:type="line" svg:x1="21.221cm" svg:y1="7.194cm" svg:x2="4.482cm" svg:y2="7.194cm" svg:d="M21221 7194h-16739" svg:viewBox="0 0 16740 1">
          <text:p/>
        </draw:connector>
        <draw:connector draw:style-name="gr74" draw:text-style-name="P24" draw:layer="layout" draw:type="line" svg:x1="4.505cm" svg:y1="8.163cm" svg:x2="17.23cm" svg:y2="8.163cm" svg:d="M4505 8163h12725" svg:viewBox="0 0 12726 1">
          <text:p/>
        </draw:connector>
        <draw:connector draw:style-name="gr73" draw:text-style-name="P24" draw:layer="layout" draw:type="line" svg:x1="21.205cm" svg:y1="11.356cm" svg:x2="4.502cm" svg:y2="11.358cm" svg:d="M21205 11356l-16703 2" svg:viewBox="0 0 16704 3">
          <text:p/>
        </draw:connector>
        <draw:connector draw:style-name="gr75" draw:text-style-name="P24" draw:layer="layout" draw:type="line" svg:x1="4.505cm" svg:y1="12.401cm" svg:x2="21.244cm" svg:y2="12.401cm" svg:d="M4505 12401h16739" svg:viewBox="0 0 16740 1">
          <text:p/>
        </draw:connector>
        <draw:custom-shape draw:style-name="gr91" draw:text-style-name="P27" draw:layer="layout" svg:width="3.745cm" svg:height="0.642cm" svg:x="21.204cm" svg:y="5.728cm">
          <text:list text:style-name="L1">
            <text:list-header>
              <text:p text:style-name="P26"><text:span text:style-name="T8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13.1cm" svg:height="0.642cm" svg:x="4.525cm" svg:y="7.472cm">
          <text:list text:style-name="L1">
            <text:list-header>
              <text:p text:style-name="P26"><text:span text:style-name="T8">3. Send email to RqP with link to RqP Client (uri + authorization code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1.193cm" svg:y1="13.494cm" svg:x2="8.518cm" svg:y2="13.494cm" svg:d="M21193 13494h-12675" svg:viewBox="0 0 12676 1">
          <text:p/>
        </draw:connector>
        <draw:connector draw:style-name="gr74" draw:text-style-name="P24" draw:layer="layout" draw:type="line" svg:x1="8.518cm" svg:y1="14.57cm" svg:x2="21.243cm" svg:y2="14.57cm" svg:d="M8518 14570h12725" svg:viewBox="0 0 12726 1">
          <text:p/>
        </draw:connector>
        <draw:custom-shape draw:style-name="gr93" draw:text-style-name="P27" draw:layer="layout" svg:width="7.504cm" svg:height="0.642cm" svg:x="4.502cm" svg:y="11.711cm">
          <text:list text:style-name="L1">
            <text:list-header>
              <text:p text:style-name="P26"><text:span text:style-name="T8">7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7" draw:layer="layout" svg:width="5.713cm" svg:height="0.642cm" svg:x="8.507cm" svg:y="13.92cm">
          <text:list text:style-name="L1">
            <text:list-header>
              <text:p text:style-name="P26"><text:span text:style-name="T8">9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3" xml:id="id29" draw:id="id29" draw:layer="layout" svg:width="3.251cm" svg:height="1.473cm" svg:x="15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xml:id="id30" draw:id="id30" draw:layer="layout" svg:width="3.251cm" svg:height="1.473cm" svg:x="15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5" draw:layer="layout" svg:width="3.251cm" svg:height="1.473cm" svg:x="19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 Client</text:span></text:p>
            </text:list-item>
            <text:list-item>
              <text:p text:style-name="P22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draw:layer="layout" svg:width="3.251cm" svg:height="1.473cm" svg:x="19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</text:list>
          <text:list text:style-name="L3">
            <text:list-item>
              <text:p text:style-name="P3"><text:span text:style-name="T6">Requesting Party Client</text:span></text:p>
            </text:list-item>
            <text:list-item>
              <text:p text:style-name="P3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7" draw:layer="layout" svg:width="11.094cm" svg:height="1.023cm" svg:x="10.046cm" svg:y="6.172cm">
          <text:list text:style-name="L1">
            <text:list-header>
              <text:p text:style-name="P26"><text:span text:style-name="T8">2. Authorization code request</text:span></text:p>
            </text:list-header>
            <text:list-item>
              <text:p text:style-name="P26"><text:span text:style-name="T8">(resource id + RqP email address + RqP Client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0" draw:text-style-name="P24" draw:layer="layout" draw:type="line" svg:x1="25.222cm" svg:y1="9.143cm" svg:x2="17.231cm" svg:y2="9.143cm" svg:d="M25222 9143h-7991" svg:viewBox="0 0 7992 1">
          <text:p/>
        </draw:connector>
        <draw:custom-shape draw:style-name="gr101" draw:text-style-name="P27" draw:layer="layout" svg:width="4.083cm" svg:height="0.642cm" svg:x="17.23cm" svg:y="8.481cm">
          <text:list text:style-name="L1">
            <text:list-header>
              <text:p text:style-name="P26"><text:span text:style-name="T8">4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2" draw:text-style-name="P24" draw:layer="layout" draw:type="line" svg:x1="17.231cm" svg:y1="10.236cm" svg:x2="21.193cm" svg:y2="10.236cm" svg:d="M17231 10236h3962" svg:viewBox="0 0 3963 1">
          <text:p/>
        </draw:connector>
        <draw:custom-shape draw:style-name="gr103" draw:text-style-name="P27" draw:layer="layout" svg:width="8.863cm" svg:height="0.642cm" svg:x="17.242cm" svg:y="9.581cm">
          <text:list text:style-name="L1">
            <text:list-header>
              <text:p text:style-name="P26"><text:span text:style-name="T8">5. RqP Client loads uri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27" draw:layer="layout" svg:width="7.411cm" svg:height="0.642cm" svg:x="13.762cm" svg:y="12.859cm">
          <text:list text:style-name="L3">
            <text:list-header>
              <text:p text:style-name="P28"><text:span text:style-name="T8">8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7" draw:layer="layout" svg:width="9.798cm" svg:height="0.642cm" svg:x="11.458cm" svg:y="10.72cm">
          <text:list text:style-name="L3">
            <text:list-header>
              <text:p text:style-name="P28"><text:span text:style-name="T8">6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30" xml:id="id48" draw:id="id48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1" xml:id="id37" draw:id="id37" draw:layer="layout" svg:width="4.758cm" svg:height="1.535cm" svg:x="13.548cm" svg:y="4.704cm">
          <text:list text:style-name="L1">
            <text:list-header>
              <text:p text:style-name="P29"><text:span text:style-name="T2">Email Application</text:span></text:p>
            </text:list-header>
            <text:list-item>
              <text:p text:style-name="P29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37" draw:start-glue-point="2" draw:end-shape="id38" draw:end-glue-point="0" svg:d="M15927 6239l4 1546" svg:viewBox="0 0 5 1547">
          <text:p/>
        </draw:connector>
        <draw:custom-shape draw:style-name="gr108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30" xml:id="id45" draw:id="id45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Authorization Code</text:span></text:p>
            </text:list-header>
            <text:list-item>
              <text:p text:style-name="P29"><text:span text:style-name="T2">Grant</text:span></text:p>
            </text:list-item>
            <text:list-item>
              <text:p text:style-name="P29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0" xml:id="id38" draw:id="id38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olicy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0" xml:id="id41" draw:id="id41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ion API</text:span></text:p>
            </text:list-header>
            <text:list-item>
              <text:p text:style-name="P29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1" xml:id="id39" draw:id="id39" draw:layer="layout" svg:width="4.758cm" svg:height="1.535cm" svg:x="13.548cm" svg:y="1.704cm">
          <text:list text:style-name="L1">
            <text:list-header>
              <text:p text:style-name="P29"><text:span text:style-name="T2">Sender</text:span></text:p>
            </text:list-header>
            <text:list-item>
              <text:p text:style-name="P29"><text:span text:style-name="T9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9" draw:start-glue-point="2" draw:end-shape="id37" draw:end-glue-point="0" svg:d="M15927 3239v1465" svg:viewBox="0 0 1 1466">
          <text:p/>
        </draw:connector>
        <draw:custom-shape draw:style-name="gr113" draw:text-style-name="P7" draw:layer="layout" svg:width="1.133cm" svg:height="0.642cm" svg:x="15.9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0" xml:id="id42" draw:id="id42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Mailbox</text:span></text:p>
            </text:list-header>
            <text:list-item>
              <text:p text:style-name="P29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0" xml:id="id44" draw:id="id44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ed Resource</text:span></text:p>
            </text:list-header>
            <text:list-item>
              <text:p text:style-name="P29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0" xml:id="id40" draw:id="id40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Manage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svg:x1="13.548cm" svg:y1="5.471cm" svg:x2="4.731cm" svg:y2="7.785cm" draw:start-shape="id37" draw:start-glue-point="3" draw:end-shape="id40" draw:end-glue-point="0" svg:d="M13548 5471h-8817v2314" svg:viewBox="0 0 8818 2315">
          <text:p/>
        </draw:connector>
        <draw:custom-shape draw:style-name="gr118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4" draw:layer="layout" svg:x1="10.667cm" svg:y1="10.133cm" svg:x2="7.525cm" svg:y2="10.133cm" draw:start-shape="id41" draw:start-glue-point="3" draw:end-shape="id42" draw:end-glue-point="1" svg:d="M10667 10133h-3142" svg:viewBox="0 0 3143 1">
          <text:p/>
        </draw:connector>
        <draw:custom-shape draw:style-name="gr119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1" xml:id="id43" draw:id="id43" draw:layer="layout" svg:width="4.758cm" svg:height="1.535cm" svg:x="13.548cm" svg:y="14.004cm">
          <text:list text:style-name="L1">
            <text:list-header>
              <text:p text:style-name="P29"><text:span text:style-name="T2">Mail Retrieval Agent</text:span></text:p>
            </text:list-header>
            <text:list-item>
              <text:p text:style-name="P29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1" xml:id="id46" draw:id="id46" draw:layer="layout" svg:width="4.758cm" svg:height="1.535cm" svg:x="13.548cm" svg:y="17.004cm">
          <text:list text:style-name="L1">
            <text:list-header>
              <text:p text:style-name="P29"><text:span text:style-name="T2">Recipient</text:span></text:p>
            </text:list-header>
            <text:list-item>
              <text:p text:style-name="P29"><text:span text:style-name="T9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svg:x1="13.548cm" svg:y1="14.771cm" svg:x2="4.731cm" svg:y2="12.513cm" draw:start-shape="id43" draw:start-glue-point="3" draw:end-shape="id44" draw:end-glue-point="2" svg:d="M13548 14771h-8817v-2258" svg:viewBox="0 0 8818 2259">
          <text:p/>
        </draw:connector>
        <draw:custom-shape draw:style-name="gr122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4" draw:layer="layout" draw:type="line" svg:x1="15.927cm" svg:y1="14.004cm" svg:x2="15.931cm" svg:y2="12.481cm" draw:start-shape="id43" draw:start-glue-point="0" draw:end-shape="id45" draw:end-glue-point="2" svg:d="M15927 14004l4-1523" svg:viewBox="0 0 5 1524">
          <text:p/>
        </draw:connector>
        <draw:custom-shape draw:style-name="gr123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4" draw:layer="layout" draw:type="line" svg:x1="15.927cm" svg:y1="17.004cm" svg:x2="15.927cm" svg:y2="15.539cm" draw:start-shape="id46" draw:start-glue-point="0" draw:end-shape="id43" draw:end-glue-point="2" svg:d="M15927 17004v-1465" svg:viewBox="0 0 1 1466">
          <text:p/>
        </draw:connector>
        <draw:custom-shape draw:style-name="gr124" draw:text-style-name="P7" draw:layer="layout" svg:width="1.133cm" svg:height="0.642cm" svg:x="15.9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1" xml:id="id47" draw:id="id47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Email Service</text:span></text:p>
            </text:list-header>
            <text:list-item>
              <text:p text:style-name="P29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24" draw:layer="layout" svg:x1="25.15cm" svg:y1="11.16cm" svg:x2="18.306cm" svg:y2="14.771cm" draw:start-shape="id47" draw:start-glue-point="2" draw:end-shape="id43" draw:end-glue-point="1" svg:d="M25150 11160v3611h-6844" svg:viewBox="0 0 6845 3612">
          <text:p/>
        </draw:connector>
        <draw:custom-shape draw:style-name="gr127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9" draw:text-style-name="P24" draw:layer="layout" draw:type="line" svg:x1="18.306cm" svg:y1="10.133cm" svg:x2="22.356cm" svg:y2="10.133cm" draw:start-shape="id48" draw:start-glue-point="1" draw:end-shape="id47" draw:end-glue-point="3" svg:d="M18306 10133h4050" svg:viewBox="0 0 4051 1">
          <text:p/>
        </draw:connector>
      </draw:page>
      <draw:page draw:name="page7" draw:style-name="dp1" draw:master-page-name="Default">
        <draw:custom-shape draw:style-name="gr130" draw:text-style-name="P34" xml:id="id56" draw:id="id56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7" xml:id="id57" draw:id="id5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xml:id="id58" draw:id="id58" draw:layer="layout" svg:width="3.251cm" svg:height="1.473cm" svg:x="16.96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3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8" xml:id="id49" draw:id="id4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41" xml:id="id60" draw:id="id60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2" xml:id="id62" draw:id="id62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3" xml:id="id54" draw:id="id5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4" xml:id="id53" draw:id="id53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4" xml:id="id59" draw:id="id5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9" draw:layer="layout" draw:type="line" svg:x1="18.602cm" svg:y1="10.047cm" svg:x2="18.602cm" svg:y2="11.204cm" draw:start-shape="id49" draw:start-glue-point="2" draw:end-shape="id50" draw:end-glue-point="0" svg:d="M18602 10047v1157" svg:viewBox="0 0 1 1158">
          <text:p/>
        </draw:connector>
        <draw:custom-shape draw:style-name="gr141" draw:text-style-name="P43" xml:id="id52" draw:id="id5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5" xml:id="id50" draw:id="id5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4" xml:id="id55" draw:id="id55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6" xml:id="id51" draw:id="id51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51" draw:start-glue-point="8" draw:end-shape="id52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3" draw:start-glue-point="0" draw:end-shape="id54" draw:end-glue-point="2" svg:d="M6502 15004v-2265" svg:viewBox="0 0 1 2266">
          <text:p/>
        </draw:connector>
        <draw:connector draw:style-name="gr145" draw:text-style-name="P9" draw:layer="layout" draw:type="line" svg:x1="23.301cm" svg:y1="15.004cm" svg:x2="23.301cm" svg:y2="12.739cm" draw:start-shape="id55" draw:start-glue-point="0" draw:end-shape="id52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56" draw:start-glue-point="2" draw:end-shape="id57" draw:end-glue-point="0" svg:d="M11202 7442v1128" svg:viewBox="0 0 1 1129">
          <text:p/>
        </draw:connector>
        <draw:connector draw:style-name="gr140" draw:text-style-name="P9" draw:layer="layout" svg:x1="18.586cm" svg:y1="7.442cm" svg:x2="18.602cm" svg:y2="8.574cm" draw:start-shape="id58" draw:start-glue-point="2" draw:end-shape="id49" draw:end-glue-point="0" svg:d="M18586 7442v565h16v567" svg:viewBox="0 0 17 1133">
          <text:p/>
        </draw:connector>
        <draw:connector draw:style-name="gr49" draw:text-style-name="P9" draw:layer="layout" draw:line-skew="-0.264cm" svg:x1="11.202cm" svg:y1="5.969cm" svg:x2="18.586cm" svg:y2="5.969cm" draw:start-shape="id56" draw:start-glue-point="0" draw:end-shape="id58" draw:end-glue-point="0" svg:d="M11202 5969v-778h7384v778" svg:viewBox="0 0 7385 779">
          <text:p/>
        </draw:connector>
        <draw:connector draw:style-name="gr146" draw:text-style-name="P10" draw:layer="layout" svg:x1="11.202cm" svg:y1="10.043cm" svg:x2="11.202cm" svg:y2="11.204cm" draw:start-shape="id57" draw:start-glue-point="2" draw:end-shape="id59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59" draw:start-glue-point="3" draw:end-shape="id54" draw:end-glue-point="1" svg:d="M9577 11971h-1449" svg:viewBox="0 0 1450 1">
          <text:p/>
        </draw:connector>
        <draw:connector draw:style-name="gr140" draw:text-style-name="P9" draw:layer="layout" draw:type="line" svg:x1="20.228cm" svg:y1="11.971cm" svg:x2="21.676cm" svg:y2="11.971cm" draw:start-shape="id50" draw:start-glue-point="1" draw:end-shape="id52" draw:end-glue-point="3" svg:d="M20228 11971h1448" svg:viewBox="0 0 1449 1">
          <text:p/>
        </draw:connector>
        <draw:custom-shape draw:style-name="gr148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0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1" draw:text-style-name="P9" draw:layer="layout" draw:line-skew="0.195cm" svg:x1="7.318cm" svg:y1="12.733cm" svg:x2="18.602cm" svg:y2="12.739cm" draw:start-shape="id54" draw:start-glue-point="5" draw:end-shape="id50" draw:end-glue-point="2" svg:d="M7318 12733v713h11284v-707" svg:viewBox="0 0 11285 714">
          <text:p/>
        </draw:connector>
        <draw:custom-shape draw:style-name="gr162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24" draw:layer="layout" svg:x1="6.502cm" svg:y1="11.204cm" svg:x2="6.502cm" svg:y2="7.445cm" draw:start-shape="id54" draw:start-glue-point="0" draw:end-shape="id60" draw:end-glue-point="2" svg:d="M6502 11204v-3759" svg:viewBox="0 0 1 3760">
          <text:p/>
        </draw:connector>
        <draw:connector draw:style-name="gr164" draw:text-style-name="P24" draw:layer="layout" svg:x1="8.128cm" svg:y1="6.708cm" svg:x2="9.577cm" svg:y2="6.705cm" draw:start-shape="id60" draw:start-glue-point="1" draw:end-shape="id56" draw:end-glue-point="3" svg:d="M8128 6708h724v-3h725" svg:viewBox="0 0 1450 4">
          <text:p/>
        </draw:connector>
        <draw:custom-shape draw:style-name="gr165" draw:text-style-name="P46" xml:id="id61" draw:id="id61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1" draw:start-glue-point="8" svg:d="M4027 11966l844 5" svg:viewBox="0 0 845 6">
          <text:p/>
        </draw:connector>
        <draw:connector draw:style-name="gr166" draw:text-style-name="P24" draw:layer="layout" svg:x1="21.676cm" svg:y1="6.708cm" svg:x2="20.212cm" svg:y2="6.705cm" draw:start-shape="id62" draw:start-glue-point="3" draw:end-shape="id58" draw:end-glue-point="1" svg:d="M21676 6708h-732v-3h-732" svg:viewBox="0 0 1465 4">
          <text:p/>
        </draw:connector>
        <draw:connector draw:style-name="gr167" draw:text-style-name="P24" draw:layer="layout" svg:x1="23.301cm" svg:y1="11.204cm" svg:x2="23.301cm" svg:y2="7.445cm" draw:start-shape="id52" draw:start-glue-point="0" draw:end-shape="id62" draw:end-glue-point="2" svg:d="M23301 11204v-3759" svg:viewBox="0 0 1 3760">
          <text:p/>
        </draw:connector>
        <draw:custom-shape draw:style-name="gr168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52" draw:start-glue-point="5" draw:end-shape="id59" draw:end-glue-point="2" svg:d="M22512 12739v1850h-11310v-1850" svg:viewBox="0 0 11311 1851">
          <text:p/>
        </draw:connector>
        <draw:custom-shape draw:style-name="gr170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0" draw:layer="layout" svg:width="1.408cm" svg:height="0.642cm" svg:x="6.475cm" svg:y="8.97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3" draw:text-style-name="P34" xml:id="id70" draw:id="id70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7" xml:id="id71" draw:id="id7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53" xml:id="id72" draw:id="id72" draw:layer="layout" svg:width="3.251cm" svg:height="1.473cm" svg:x="16.96cm" svg:y="5.969cm">
          <text:list text:style-name="L1">
            <text:list-header>
              <text:p text:style-name="P52"><text:span text:style-name="T16">MTA</text:span></text:p>
            </text:list-header>
            <text:list-item>
              <text:p text:style-name="P52"><text:span text:style-name="T1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6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54" xml:id="id63" draw:id="id6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1" xml:id="id74" draw:id="id74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2" xml:id="id76" draw:id="id76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3" xml:id="id68" draw:id="id6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4" xml:id="id67" draw:id="id67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4" xml:id="id73" draw:id="id7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9" draw:layer="layout" draw:type="line" svg:x1="18.602cm" svg:y1="10.047cm" svg:x2="18.602cm" svg:y2="11.204cm" draw:start-shape="id63" draw:start-glue-point="2" draw:end-shape="id64" draw:end-glue-point="0" svg:d="M18602 10047v1157" svg:viewBox="0 0 1 1158">
          <text:p/>
        </draw:connector>
        <draw:custom-shape draw:style-name="gr183" draw:text-style-name="P55" xml:id="id66" draw:id="id6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6" xml:id="id64" draw:id="id6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7" xml:id="id69" draw:id="id69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7" xml:id="id65" draw:id="id65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7" draw:text-style-name="P9" draw:layer="layout" draw:type="line" svg:x1="25.775cm" svg:y1="11.974cm" svg:x2="24.927cm" svg:y2="11.971cm" draw:start-shape="id65" draw:start-glue-point="8" draw:end-shape="id66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67" draw:start-glue-point="0" draw:end-shape="id68" draw:end-glue-point="2" svg:d="M6502 15004v-2265" svg:viewBox="0 0 1 2266">
          <text:p/>
        </draw:connector>
        <draw:connector draw:style-name="gr188" draw:text-style-name="P9" draw:layer="layout" draw:type="line" svg:x1="23.301cm" svg:y1="15.004cm" svg:x2="23.301cm" svg:y2="12.739cm" draw:start-shape="id69" draw:start-glue-point="0" draw:end-shape="id66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70" draw:start-glue-point="2" draw:end-shape="id71" draw:end-glue-point="0" svg:d="M11202 7442v1128" svg:viewBox="0 0 1 1129">
          <text:p/>
        </draw:connector>
        <draw:connector draw:style-name="gr147" draw:text-style-name="P9" draw:layer="layout" svg:x1="18.586cm" svg:y1="7.442cm" svg:x2="18.602cm" svg:y2="8.574cm" draw:start-shape="id72" draw:start-glue-point="2" draw:end-shape="id63" draw:end-glue-point="0" svg:d="M18586 7442v565h16v567" svg:viewBox="0 0 17 1133">
          <text:p/>
        </draw:connector>
        <draw:connector draw:style-name="gr49" draw:text-style-name="P9" draw:layer="layout" draw:line-skew="-0.264cm" svg:x1="11.202cm" svg:y1="5.969cm" svg:x2="18.586cm" svg:y2="5.969cm" draw:start-shape="id70" draw:start-glue-point="0" draw:end-shape="id72" draw:end-glue-point="0" svg:d="M11202 5969v-778h7384v778" svg:viewBox="0 0 7385 779">
          <text:p/>
        </draw:connector>
        <draw:connector draw:style-name="gr146" draw:text-style-name="P10" draw:layer="layout" svg:x1="11.202cm" svg:y1="10.043cm" svg:x2="11.202cm" svg:y2="11.204cm" draw:start-shape="id71" draw:start-glue-point="2" draw:end-shape="id73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73" draw:start-glue-point="3" draw:end-shape="id68" draw:end-glue-point="1" svg:d="M9577 11971h-1449" svg:viewBox="0 0 1450 1">
          <text:p/>
        </draw:connector>
        <draw:connector draw:style-name="gr147" draw:text-style-name="P9" draw:layer="layout" draw:type="line" svg:x1="20.228cm" svg:y1="11.971cm" svg:x2="21.676cm" svg:y2="11.971cm" draw:start-shape="id64" draw:start-glue-point="1" draw:end-shape="id66" draw:end-glue-point="3" svg:d="M20228 11971h1448" svg:viewBox="0 0 1449 1">
          <text:p/>
        </draw:connector>
        <draw:custom-shape draw:style-name="gr189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2" draw:text-style-name="P9" draw:layer="layout" draw:line-skew="0.195cm" svg:x1="7.318cm" svg:y1="12.733cm" svg:x2="18.602cm" svg:y2="12.739cm" draw:start-shape="id68" draw:start-glue-point="5" draw:end-shape="id64" draw:end-glue-point="2" svg:d="M7318 12733v713h11284v-707" svg:viewBox="0 0 11285 714">
          <text:p/>
        </draw:connector>
        <draw:custom-shape draw:style-name="gr203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24" draw:layer="layout" svg:x1="6.502cm" svg:y1="11.204cm" svg:x2="6.502cm" svg:y2="7.445cm" draw:start-shape="id68" draw:start-glue-point="0" draw:end-shape="id74" draw:end-glue-point="2" svg:d="M6502 11204v-3759" svg:viewBox="0 0 1 3760">
          <text:p/>
        </draw:connector>
        <draw:connector draw:style-name="gr164" draw:text-style-name="P24" draw:layer="layout" svg:x1="8.128cm" svg:y1="6.708cm" svg:x2="9.577cm" svg:y2="6.705cm" draw:start-shape="id74" draw:start-glue-point="1" draw:end-shape="id70" draw:end-glue-point="3" svg:d="M8128 6708h724v-3h725" svg:viewBox="0 0 1450 4">
          <text:p/>
        </draw:connector>
        <draw:custom-shape draw:style-name="gr204" draw:text-style-name="P46" xml:id="id75" draw:id="id75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75" draw:start-glue-point="8" svg:d="M4027 11966l844 5" svg:viewBox="0 0 845 6">
          <text:p/>
        </draw:connector>
        <draw:connector draw:style-name="gr166" draw:text-style-name="P24" draw:layer="layout" svg:x1="21.676cm" svg:y1="6.708cm" svg:x2="20.212cm" svg:y2="6.705cm" draw:start-shape="id76" draw:start-glue-point="3" draw:end-shape="id72" draw:end-glue-point="1" svg:d="M21676 6708h-732v-3h-732" svg:viewBox="0 0 1465 4">
          <text:p/>
        </draw:connector>
        <draw:connector draw:style-name="gr167" draw:text-style-name="P24" draw:layer="layout" svg:x1="23.301cm" svg:y1="11.204cm" svg:x2="23.301cm" svg:y2="7.445cm" draw:start-shape="id66" draw:start-glue-point="0" draw:end-shape="id76" draw:end-glue-point="2" svg:d="M23301 11204v-3759" svg:viewBox="0 0 1 3760">
          <text:p/>
        </draw:connector>
        <draw:custom-shape draw:style-name="gr205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66" draw:start-glue-point="5" draw:end-shape="id73" draw:end-glue-point="2" svg:d="M22512 12739v1850h-11310v-1850" svg:viewBox="0 0 11311 1851">
          <text:p/>
        </draw:connector>
        <draw:custom-shape draw:style-name="gr206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0" draw:layer="layout" svg:width="1.408cm" svg:height="0.642cm" svg:x="6.476cm" svg:y="8.978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0" draw:layer="layout" svg:width="1.408cm" svg:height="0.642cm" svg:x="23.303cm" svg:y="8.972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9" draw:text-style-name="P37" xml:id="id84" draw:id="id84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7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xml:id="id86" draw:id="id86" draw:layer="layout" svg:width="3.251cm" svg:height="1.473cm" svg:x="16.96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2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38" xml:id="id77" draw:id="id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2" xml:id="id88" draw:id="id88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2" xml:id="id90" draw:id="id90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5" xml:id="id82" draw:id="id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3">(Resource Server</text:span><text:span text:style-name="T11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7" xml:id="id81" draw:id="id81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44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9" draw:layer="layout" draw:type="line" svg:x1="18.602cm" svg:y1="10.047cm" svg:x2="18.602cm" svg:y2="11.204cm" draw:start-shape="id77" draw:start-glue-point="2" draw:end-shape="id78" draw:end-glue-point="0" svg:d="M18602 10047v1157" svg:viewBox="0 0 1 1158">
          <text:p/>
        </draw:connector>
        <draw:custom-shape draw:style-name="gr219" draw:text-style-name="P55" xml:id="id80" draw:id="id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5" xml:id="id78" draw:id="id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7" xml:id="id83" draw:id="id83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57" xml:id="id79" draw:id="id79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7" draw:text-style-name="P9" draw:layer="layout" draw:type="line" svg:x1="25.775cm" svg:y1="11.974cm" svg:x2="24.927cm" svg:y2="11.971cm" draw:start-shape="id79" draw:start-glue-point="8" draw:end-shape="id80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81" draw:start-glue-point="0" draw:end-shape="id82" draw:end-glue-point="2" svg:d="M6502 15004v-2265" svg:viewBox="0 0 1 2266">
          <text:p/>
        </draw:connector>
        <draw:connector draw:style-name="gr188" draw:text-style-name="P9" draw:layer="layout" draw:type="line" svg:x1="23.301cm" svg:y1="15.004cm" svg:x2="23.301cm" svg:y2="12.739cm" draw:start-shape="id83" draw:start-glue-point="0" draw:end-shape="id80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84" draw:start-glue-point="2" draw:end-shape="id85" draw:end-glue-point="0" svg:d="M11202 7442v1128" svg:viewBox="0 0 1 1129">
          <text:p/>
        </draw:connector>
        <draw:connector draw:style-name="gr140" draw:text-style-name="P9" draw:layer="layout" svg:x1="18.586cm" svg:y1="7.442cm" svg:x2="18.602cm" svg:y2="8.574cm" draw:start-shape="id86" draw:start-glue-point="2" draw:end-shape="id77" draw:end-glue-point="0" svg:d="M18586 7442v565h16v567" svg:viewBox="0 0 17 1133">
          <text:p/>
        </draw:connector>
        <draw:connector draw:style-name="gr223" draw:text-style-name="P9" draw:layer="layout" draw:line-skew="-0.264cm" svg:x1="11.202cm" svg:y1="5.969cm" svg:x2="18.586cm" svg:y2="5.969cm" draw:start-shape="id84" draw:start-glue-point="0" draw:end-shape="id86" draw:end-glue-point="0" svg:d="M11202 5969v-778h7384v778" svg:viewBox="0 0 7385 779">
          <text:p/>
        </draw:connector>
        <draw:connector draw:style-name="gr146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87" draw:start-glue-point="3" draw:end-shape="id82" draw:end-glue-point="1" svg:d="M9577 11971h-1449" svg:viewBox="0 0 1450 1">
          <text:p/>
        </draw:connector>
        <draw:connector draw:style-name="gr147" draw:text-style-name="P9" draw:layer="layout" draw:type="line" svg:x1="20.228cm" svg:y1="11.971cm" svg:x2="21.676cm" svg:y2="11.971cm" draw:start-shape="id78" draw:start-glue-point="1" draw:end-shape="id80" draw:end-glue-point="3" svg:d="M20228 11971h1448" svg:viewBox="0 0 1449 1">
          <text:p/>
        </draw:connector>
        <draw:custom-shape draw:style-name="gr224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2" draw:text-style-name="P9" draw:layer="layout" draw:line-skew="0.195cm" svg:x1="7.318cm" svg:y1="12.733cm" svg:x2="18.602cm" svg:y2="12.739cm" draw:start-shape="id82" draw:start-glue-point="5" draw:end-shape="id78" draw:end-glue-point="2" svg:d="M7318 12733v713h11284v-707" svg:viewBox="0 0 11285 714">
          <text:p/>
        </draw:connector>
        <draw:custom-shape draw:style-name="gr237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8" draw:text-style-name="P24" draw:layer="layout" svg:x1="6.502cm" svg:y1="11.204cm" svg:x2="6.502cm" svg:y2="7.445cm" draw:start-shape="id82" draw:start-glue-point="0" draw:end-shape="id88" draw:end-glue-point="2" svg:d="M6502 11204v-3759" svg:viewBox="0 0 1 3760">
          <text:p/>
        </draw:connector>
        <draw:connector draw:style-name="gr239" draw:text-style-name="P24" draw:layer="layout" svg:x1="8.128cm" svg:y1="6.708cm" svg:x2="9.577cm" svg:y2="6.705cm" draw:start-shape="id88" draw:start-glue-point="1" draw:end-shape="id84" draw:end-glue-point="3" svg:d="M8128 6708h724v-3h725" svg:viewBox="0 0 1450 4">
          <text:p/>
        </draw:connector>
        <draw:custom-shape draw:style-name="gr240" draw:text-style-name="P57" xml:id="id89" draw:id="id89" draw:layer="layout" svg:width="1.923cm" svg:height="1.872cm" svg:x="2.104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7" draw:text-style-name="P9" draw:layer="layout" draw:type="line" svg:x1="4.027cm" svg:y1="11.966cm" svg:x2="4.871cm" svg:y2="11.971cm" draw:start-shape="id89" draw:start-glue-point="8" svg:d="M4027 11966l844 5" svg:viewBox="0 0 845 6">
          <text:p/>
        </draw:connector>
        <draw:connector draw:style-name="gr166" draw:text-style-name="P24" draw:layer="layout" svg:x1="21.676cm" svg:y1="6.708cm" svg:x2="20.212cm" svg:y2="6.705cm" draw:start-shape="id90" draw:start-glue-point="3" draw:end-shape="id86" draw:end-glue-point="1" svg:d="M21676 6708h-732v-3h-732" svg:viewBox="0 0 1465 4">
          <text:p/>
        </draw:connector>
        <draw:connector draw:style-name="gr167" draw:text-style-name="P24" draw:layer="layout" svg:x1="23.301cm" svg:y1="11.204cm" svg:x2="23.301cm" svg:y2="7.445cm" draw:start-shape="id80" draw:start-glue-point="0" draw:end-shape="id90" draw:end-glue-point="2" svg:d="M23301 11204v-3759" svg:viewBox="0 0 1 3760">
          <text:p/>
        </draw:connector>
        <draw:custom-shape draw:style-name="gr241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80" draw:start-glue-point="5" draw:end-shape="id87" draw:end-glue-point="2" svg:d="M22512 12739v1850h-11310v-1850" svg:viewBox="0 0 11311 1851">
          <text:p/>
        </draw:connector>
        <draw:custom-shape draw:style-name="gr242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5" draw:text-style-name="P37" xml:id="id98" draw:id="id98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37" xml:id="id99" draw:id="id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xml:id="id100" draw:id="id100" draw:layer="layout" svg:width="3.251cm" svg:height="1.473cm" svg:x="16.96cm" svg:y="5.969cm">
          <text:list text:style-name="L1">
            <text:list-header>
              <text:p text:style-name="P36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8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54" xml:id="id91" draw:id="id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2" xml:id="id102" draw:id="id102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2" xml:id="id104" draw:id="id104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3" xml:id="id96" draw:id="id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37" xml:id="id95" draw:id="id95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4" xml:id="id101" draw:id="id1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9" draw:layer="layout" draw:type="line" svg:x1="18.602cm" svg:y1="10.047cm" svg:x2="18.602cm" svg:y2="11.204cm" draw:start-shape="id91" draw:start-glue-point="2" draw:end-shape="id92" draw:end-glue-point="0" svg:d="M18602 10047v1157" svg:viewBox="0 0 1 1158">
          <text:p/>
        </draw:connector>
        <draw:custom-shape draw:style-name="gr255" draw:text-style-name="P43" xml:id="id94" draw:id="id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5" xml:id="id92" draw:id="id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34" xml:id="id97" draw:id="id97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6" xml:id="id93" draw:id="id93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93" draw:start-glue-point="8" draw:end-shape="id94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95" draw:start-glue-point="0" draw:end-shape="id96" draw:end-glue-point="2" svg:d="M6502 15004v-2265" svg:viewBox="0 0 1 2266">
          <text:p/>
        </draw:connector>
        <draw:connector draw:style-name="gr145" draw:text-style-name="P9" draw:layer="layout" draw:type="line" svg:x1="23.301cm" svg:y1="15.004cm" svg:x2="23.301cm" svg:y2="12.739cm" draw:start-shape="id97" draw:start-glue-point="0" draw:end-shape="id94" draw:end-glue-point="2" svg:d="M23301 15004v-2265" svg:viewBox="0 0 1 2266">
          <text:p/>
        </draw:connector>
        <draw:connector draw:style-name="gr146" draw:text-style-name="P10" draw:layer="layout" svg:x1="11.202cm" svg:y1="7.442cm" svg:x2="11.202cm" svg:y2="8.57cm" draw:start-shape="id98" draw:start-glue-point="2" draw:end-shape="id99" draw:end-glue-point="0" svg:d="M11202 7442v1128" svg:viewBox="0 0 1 1129">
          <text:p/>
        </draw:connector>
        <draw:connector draw:style-name="gr147" draw:text-style-name="P9" draw:layer="layout" svg:x1="18.586cm" svg:y1="7.442cm" svg:x2="18.602cm" svg:y2="8.574cm" draw:start-shape="id100" draw:start-glue-point="2" draw:end-shape="id91" draw:end-glue-point="0" svg:d="M18586 7442v565h16v567" svg:viewBox="0 0 17 1133">
          <text:p/>
        </draw:connector>
        <draw:connector draw:style-name="gr223" draw:text-style-name="P9" draw:layer="layout" draw:line-skew="-0.264cm" svg:x1="11.202cm" svg:y1="5.969cm" svg:x2="18.586cm" svg:y2="5.969cm" draw:start-shape="id98" draw:start-glue-point="0" draw:end-shape="id100" draw:end-glue-point="0" svg:d="M11202 5969v-778h7384v778" svg:viewBox="0 0 7385 779">
          <text:p/>
        </draw:connector>
        <draw:connector draw:style-name="gr146" draw:text-style-name="P10" draw:layer="layout" svg:x1="11.202cm" svg:y1="10.043cm" svg:x2="11.202cm" svg:y2="11.204cm" draw:start-shape="id99" draw:start-glue-point="2" draw:end-shape="id101" draw:end-glue-point="0" svg:d="M11202 10043v1161" svg:viewBox="0 0 1 1162">
          <text:p/>
        </draw:connector>
        <draw:connector draw:style-name="gr147" draw:text-style-name="P9" draw:layer="layout" draw:type="line" svg:x1="9.577cm" svg:y1="11.971cm" svg:x2="8.128cm" svg:y2="11.971cm" draw:start-shape="id101" draw:start-glue-point="3" draw:end-shape="id96" draw:end-glue-point="1" svg:d="M9577 11971h-1449" svg:viewBox="0 0 1450 1">
          <text:p/>
        </draw:connector>
        <draw:connector draw:style-name="gr140" draw:text-style-name="P9" draw:layer="layout" draw:type="line" svg:x1="20.228cm" svg:y1="11.971cm" svg:x2="21.676cm" svg:y2="11.971cm" draw:start-shape="id92" draw:start-glue-point="1" draw:end-shape="id94" draw:end-glue-point="3" svg:d="M20228 11971h1448" svg:viewBox="0 0 1449 1">
          <text:p/>
        </draw:connector>
        <draw:custom-shape draw:style-name="gr259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1" draw:text-style-name="P9" draw:layer="layout" draw:line-skew="0.195cm" svg:x1="7.318cm" svg:y1="12.733cm" svg:x2="18.602cm" svg:y2="12.739cm" draw:start-shape="id96" draw:start-glue-point="5" draw:end-shape="id92" draw:end-glue-point="2" svg:d="M7318 12733v713h11284v-707" svg:viewBox="0 0 11285 714">
          <text:p/>
        </draw:connector>
        <draw:custom-shape draw:style-name="gr272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8" draw:text-style-name="P24" draw:layer="layout" svg:x1="6.502cm" svg:y1="11.204cm" svg:x2="6.502cm" svg:y2="7.445cm" draw:start-shape="id96" draw:start-glue-point="0" draw:end-shape="id102" draw:end-glue-point="2" svg:d="M6502 11204v-3759" svg:viewBox="0 0 1 3760">
          <text:p/>
        </draw:connector>
        <draw:connector draw:style-name="gr239" draw:text-style-name="P24" draw:layer="layout" svg:x1="8.128cm" svg:y1="6.708cm" svg:x2="9.577cm" svg:y2="6.705cm" draw:start-shape="id102" draw:start-glue-point="1" draw:end-shape="id98" draw:end-glue-point="3" svg:d="M8128 6708h724v-3h725" svg:viewBox="0 0 1450 4">
          <text:p/>
        </draw:connector>
        <draw:custom-shape draw:style-name="gr273" draw:text-style-name="P46" xml:id="id103" draw:id="id103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3" draw:start-glue-point="8" svg:d="M4027 11966l844 5" svg:viewBox="0 0 845 6">
          <text:p/>
        </draw:connector>
        <draw:connector draw:style-name="gr166" draw:text-style-name="P24" draw:layer="layout" svg:x1="21.676cm" svg:y1="6.708cm" svg:x2="20.212cm" svg:y2="6.705cm" draw:start-shape="id104" draw:start-glue-point="3" draw:end-shape="id100" draw:end-glue-point="1" svg:d="M21676 6708h-732v-3h-732" svg:viewBox="0 0 1465 4">
          <text:p/>
        </draw:connector>
        <draw:connector draw:style-name="gr167" draw:text-style-name="P24" draw:layer="layout" svg:x1="23.301cm" svg:y1="11.204cm" svg:x2="23.301cm" svg:y2="7.445cm" draw:start-shape="id94" draw:start-glue-point="0" draw:end-shape="id104" draw:end-glue-point="2" svg:d="M23301 11204v-3759" svg:viewBox="0 0 1 3760">
          <text:p/>
        </draw:connector>
        <draw:custom-shape draw:style-name="gr274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9" draw:text-style-name="P24" draw:layer="layout" draw:line-skew="1.338cm" svg:x1="22.512cm" svg:y1="12.739cm" svg:x2="11.202cm" svg:y2="12.739cm" draw:start-shape="id94" draw:start-glue-point="5" draw:end-shape="id101" draw:end-glue-point="2" svg:d="M22512 12739v1850h-11310v-1850" svg:viewBox="0 0 11311 1851">
          <text:p/>
        </draw:connector>
        <draw:custom-shape draw:style-name="gr275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4T15:40:29.852067146</dc:date>
    <dc:creator>Igor Zboran</dc:creator>
    <meta:editing-duration>P5DT6H5S</meta:editing-duration>
    <meta:editing-cycles>379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3"/>
  </office:meta>
</office:document-meta>
</file>